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Czujnik lewy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Czujnik prawy</text:p>
          </table:table-cell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Wartość</text:p>
          </table:table-cell>
          <table:table-cell table:style-name="ce2" office:value-type="string" calcext:value-type="string">
            <text:p>Odchylenie</text:p>
          </table:table-cell>
          <table:table-cell table:style-name="ce2" office:value-type="string" calcext:value-type="string">
            <text:p>Odległość do piłki</text:p>
          </table:table-cell>
          <table:table-cell table:style-name="ce2" office:value-type="string" calcext:value-type="string">
            <text:p>Odległość do środka piłki</text:p>
          </table:table-cell>
          <table:table-cell table:style-name="ce2" office:value-type="string" calcext:value-type="string">
            <text:p>Wartość</text:p>
          </table:table-cell>
          <table:table-cell table:style-name="ce2" office:value-type="string" calcext:value-type="string">
            <text:p>Odchylenie</text:p>
          </table:table-cell>
          <table:table-cell table:style-name="ce2" office:value-type="string" calcext:value-type="string">
            <text:p>Odległość do piłki</text:p>
          </table:table-cell>
          <table:table-cell table:style-name="ce2" office:value-type="string" calcext:value-type="string">
            <text:p>Odległość do środka piłki</text:p>
          </table:table-cell>
        </table:table-row>
        <table:table-row table:style-name="ro1">
          <table:table-cell office:value-type="float" office:value="7780.799615" calcext:value-type="float">
            <text:p>7780,799615</text:p>
          </table:table-cell>
          <table:table-cell office:value-type="float" office:value="5.658414016" calcext:value-type="float">
            <text:p>5,658414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4.1445087" calcext:value-type="float">
            <text:p>904,1445087</text:p>
          </table:table-cell>
          <table:table-cell office:value-type="float" office:value="21.35786291" calcext:value-type="float">
            <text:p>21,3578629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318.137584" calcext:value-type="float">
            <text:p>8318,137584</text:p>
          </table:table-cell>
          <table:table-cell office:value-type="float" office:value="10.67650608" calcext:value-type="float">
            <text:p>10,676506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30.057047" calcext:value-type="float">
            <text:p>930,057047</text:p>
          </table:table-cell>
          <table:table-cell office:value-type="float" office:value="18.74484539" calcext:value-type="float">
            <text:p>18,744845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40.2222" calcext:value-type="float">
            <text:p>7340,2222</text:p>
          </table:table-cell>
          <table:table-cell office:value-type="float" office:value="10.63388481" calcext:value-type="float">
            <text:p>10,6338848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55.1822222" calcext:value-type="float">
            <text:p>955,1822222</text:p>
          </table:table-cell>
          <table:table-cell office:value-type="float" office:value="21.3353675" calcext:value-type="float">
            <text:p>21,335367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53.363328" calcext:value-type="float">
            <text:p>6053,363328</text:p>
          </table:table-cell>
          <table:table-cell office:value-type="float" office:value="20.63953086" calcext:value-type="float">
            <text:p>20,639530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91.7826825" calcext:value-type="float">
            <text:p>991,7826825</text:p>
          </table:table-cell>
          <table:table-cell office:value-type="float" office:value="19.40306906" calcext:value-type="float">
            <text:p>19,4030690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16.61082" calcext:value-type="float">
            <text:p>5216,61082</text:p>
          </table:table-cell>
          <table:table-cell office:value-type="float" office:value="16.16344382" calcext:value-type="float">
            <text:p>16,163443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24.010471" calcext:value-type="float">
            <text:p>1024,010471</text:p>
          </table:table-cell>
          <table:table-cell office:value-type="float" office:value="20.92244205" calcext:value-type="float">
            <text:p>20,9224420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66.262745" calcext:value-type="float">
            <text:p>4366,262745</text:p>
          </table:table-cell>
          <table:table-cell office:value-type="float" office:value="5.409648634" calcext:value-type="float">
            <text:p>5,4096486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77.421569" calcext:value-type="float">
            <text:p>1077,421569</text:p>
          </table:table-cell>
          <table:table-cell office:value-type="float" office:value="14.75714269" calcext:value-type="float">
            <text:p>14,757142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56.949782" calcext:value-type="float">
            <text:p>3956,949782</text:p>
          </table:table-cell>
          <table:table-cell office:value-type="float" office:value="6.298929863" calcext:value-type="float">
            <text:p>6,29892986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09.593886" calcext:value-type="float">
            <text:p>1109,593886</text:p>
          </table:table-cell>
          <table:table-cell office:value-type="float" office:value="16.7488814" calcext:value-type="float">
            <text:p>16,74888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29.119926" calcext:value-type="float">
            <text:p>3629,119926</text:p>
          </table:table-cell>
          <table:table-cell office:value-type="float" office:value="14.91186932" calcext:value-type="float">
            <text:p>14,911869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53.330258" calcext:value-type="float">
            <text:p>1153,330258</text:p>
          </table:table-cell>
          <table:table-cell office:value-type="float" office:value="13.14185195" calcext:value-type="float">
            <text:p>13,1418519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64.490872" calcext:value-type="float">
            <text:p>3264,490872</text:p>
          </table:table-cell>
          <table:table-cell office:value-type="float" office:value="23.59965315" calcext:value-type="float">
            <text:p>23,599653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99.407708" calcext:value-type="float">
            <text:p>1199,407708</text:p>
          </table:table-cell>
          <table:table-cell office:value-type="float" office:value="15.4685476" calcext:value-type="float">
            <text:p>15,468547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02.293996" calcext:value-type="float">
            <text:p>2902,293996</text:p>
          </table:table-cell>
          <table:table-cell office:value-type="float" office:value="17.41612569" calcext:value-type="float">
            <text:p>17,416125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71.832298" calcext:value-type="float">
            <text:p>1271,832298</text:p>
          </table:table-cell>
          <table:table-cell office:value-type="float" office:value="14.92295022" calcext:value-type="float">
            <text:p>14,922950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85.820809" calcext:value-type="float">
            <text:p>2685,820809</text:p>
          </table:table-cell>
          <table:table-cell office:value-type="float" office:value="13.1103465" calcext:value-type="float">
            <text:p>13,110346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46.626204" calcext:value-type="float">
            <text:p>1346,626204</text:p>
          </table:table-cell>
          <table:table-cell office:value-type="float" office:value="14.91862859" calcext:value-type="float">
            <text:p>14,9186285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60.291417" calcext:value-type="float">
            <text:p>2560,291417</text:p>
          </table:table-cell>
          <table:table-cell office:value-type="float" office:value="5.091469343" calcext:value-type="float">
            <text:p>5,09146934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80.49501" calcext:value-type="float">
            <text:p>1380,49501</text:p>
          </table:table-cell>
          <table:table-cell office:value-type="float" office:value="15.5609187" calcext:value-type="float">
            <text:p>15,560918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54.944805" calcext:value-type="float">
            <text:p>2354,944805</text:p>
          </table:table-cell>
          <table:table-cell office:value-type="float" office:value="13.56634272" calcext:value-type="float">
            <text:p>13,5663427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27.873377" calcext:value-type="float">
            <text:p>1527,873377</text:p>
          </table:table-cell>
          <table:table-cell office:value-type="float" office:value="11.66246918" calcext:value-type="float">
            <text:p>11,662469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91.632399" calcext:value-type="float">
            <text:p>2191,632399</text:p>
          </table:table-cell>
          <table:table-cell office:value-type="float" office:value="11.32040077" calcext:value-type="float">
            <text:p>11,3204007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11.165109" calcext:value-type="float">
            <text:p>1611,165109</text:p>
          </table:table-cell>
          <table:table-cell office:value-type="float" office:value="11.79976361" calcext:value-type="float">
            <text:p>11,7997636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66.078067" calcext:value-type="float">
            <text:p>2066,078067</text:p>
          </table:table-cell>
          <table:table-cell office:value-type="float" office:value="12.78698231" calcext:value-type="float">
            <text:p>12,786982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99.710037" calcext:value-type="float">
            <text:p>1699,710037</text:p>
          </table:table-cell>
          <table:table-cell office:value-type="float" office:value="10.51983132" calcext:value-type="float">
            <text:p>10,5198313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44.336323" calcext:value-type="float">
            <text:p>1944,336323</text:p>
          </table:table-cell>
          <table:table-cell office:value-type="float" office:value="8.671838806" calcext:value-type="float">
            <text:p>8,67183880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06.977578" calcext:value-type="float">
            <text:p>1806,977578</text:p>
          </table:table-cell>
          <table:table-cell office:value-type="float" office:value="7.221321163" calcext:value-type="float">
            <text:p>7,22132116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6.851385" calcext:value-type="float">
            <text:p>1756,851385</text:p>
          </table:table-cell>
          <table:table-cell office:value-type="float" office:value="14.36973377" calcext:value-type="float">
            <text:p>14,3697337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70.516373" calcext:value-type="float">
            <text:p>1970,516373</text:p>
          </table:table-cell>
          <table:table-cell office:value-type="float" office:value="14.46224509" calcext:value-type="float">
            <text:p>14,4622450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7.359862" calcext:value-type="float">
            <text:p>1677,359862</text:p>
          </table:table-cell>
          <table:table-cell office:value-type="float" office:value="16.10041741" calcext:value-type="float">
            <text:p>16,1004174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91.435986" calcext:value-type="float">
            <text:p>2091,435986</text:p>
          </table:table-cell>
          <table:table-cell office:value-type="float" office:value="13.6990725" calcext:value-type="float">
            <text:p>13,69907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3.756579" calcext:value-type="float">
            <text:p>1603,756579</text:p>
          </table:table-cell>
          <table:table-cell office:value-type="float" office:value="6.975518006" calcext:value-type="float">
            <text:p>6,97551800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17.032895" calcext:value-type="float">
            <text:p>2217,032895</text:p>
          </table:table-cell>
          <table:table-cell office:value-type="float" office:value="13.66472814" calcext:value-type="float">
            <text:p>13,664728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92.209622" calcext:value-type="float">
            <text:p>1492,209622</text:p>
          </table:table-cell>
          <table:table-cell office:value-type="float" office:value="12.64085085" calcext:value-type="float">
            <text:p>12,6408508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426.931271" calcext:value-type="float">
            <text:p>2426,931271</text:p>
          </table:table-cell>
          <table:table-cell office:value-type="float" office:value="8.351929511" calcext:value-type="float">
            <text:p>8,3519295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5.164948" calcext:value-type="float">
            <text:p>1435,164948</text:p>
          </table:table-cell>
          <table:table-cell office:value-type="float" office:value="6.884187388" calcext:value-type="float">
            <text:p>6,8841873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594.338488" calcext:value-type="float">
            <text:p>2594,338488</text:p>
          </table:table-cell>
          <table:table-cell office:value-type="float" office:value="10.47057059" calcext:value-type="float">
            <text:p>10,4705705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68.446394" calcext:value-type="float">
            <text:p>1368,446394</text:p>
          </table:table-cell>
          <table:table-cell office:value-type="float" office:value="11.86611273" calcext:value-type="float">
            <text:p>11,8661127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15.218324" calcext:value-type="float">
            <text:p>2815,218324</text:p>
          </table:table-cell>
          <table:table-cell office:value-type="float" office:value="14.45214917" calcext:value-type="float">
            <text:p>14,452149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13.357143" calcext:value-type="float">
            <text:p>1313,357143</text:p>
          </table:table-cell>
          <table:table-cell office:value-type="float" office:value="15.92411935" calcext:value-type="float">
            <text:p>15,9241193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20.025641" calcext:value-type="float">
            <text:p>3120,025641</text:p>
          </table:table-cell>
          <table:table-cell office:value-type="float" office:value="14.77335743" calcext:value-type="float">
            <text:p>14,773357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1.582888" calcext:value-type="float">
            <text:p>1251,582888</text:p>
          </table:table-cell>
          <table:table-cell office:value-type="float" office:value="11.80285138" calcext:value-type="float">
            <text:p>11,8028513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01.318182" calcext:value-type="float">
            <text:p>3501,318182</text:p>
          </table:table-cell>
          <table:table-cell office:value-type="float" office:value="13.18372197" calcext:value-type="float">
            <text:p>13,1837219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6.343458" calcext:value-type="float">
            <text:p>1206,343458</text:p>
          </table:table-cell>
          <table:table-cell office:value-type="float" office:value="15.85363189" calcext:value-type="float">
            <text:p>15,8536318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75.203271" calcext:value-type="float">
            <text:p>3875,203271</text:p>
          </table:table-cell>
          <table:table-cell office:value-type="float" office:value="14.34596848" calcext:value-type="float">
            <text:p>14,345968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7.610417" calcext:value-type="float">
            <text:p>1157,610417</text:p>
          </table:table-cell>
          <table:table-cell office:value-type="float" office:value="10.20928376" calcext:value-type="float">
            <text:p>10,2092837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334.347917" calcext:value-type="float">
            <text:p>4334,347917</text:p>
          </table:table-cell>
          <table:table-cell office:value-type="float" office:value="3.084537349" calcext:value-type="float">
            <text:p>3,0845373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3.545455" calcext:value-type="float">
            <text:p>1113,545455</text:p>
          </table:table-cell>
          <table:table-cell office:value-type="float" office:value="14.81640009" calcext:value-type="float">
            <text:p>14,8164000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29.89899" calcext:value-type="float">
            <text:p>5029,89899</text:p>
          </table:table-cell>
          <table:table-cell office:value-type="float" office:value="13.27543866" calcext:value-type="float">
            <text:p>13,275438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4.938575" calcext:value-type="float">
            <text:p>1074,938575</text:p>
          </table:table-cell>
          <table:table-cell office:value-type="float" office:value="15.93641114" calcext:value-type="float">
            <text:p>15,9364111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67.105651" calcext:value-type="float">
            <text:p>5767,105651</text:p>
          </table:table-cell>
          <table:table-cell office:value-type="float" office:value="6.662531744" calcext:value-type="float">
            <text:p>6,6625317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8.267442" calcext:value-type="float">
            <text:p>1028,267442</text:p>
          </table:table-cell>
          <table:table-cell office:value-type="float" office:value="18.54060561" calcext:value-type="float">
            <text:p>18,5406056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993.866279" calcext:value-type="float">
            <text:p>6993,866279</text:p>
          </table:table-cell>
          <table:table-cell office:value-type="float" office:value="18.20042237" calcext:value-type="float">
            <text:p>18,200422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9.5052265" calcext:value-type="float">
            <text:p>979,5052265</text:p>
          </table:table-cell>
          <table:table-cell office:value-type="float" office:value="16.28061224" calcext:value-type="float">
            <text:p>16,280612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364.10453" calcext:value-type="float">
            <text:p>8364,10453</text:p>
          </table:table-cell>
          <table:table-cell office:value-type="float" office:value="1.099356973" calcext:value-type="float">
            <text:p>1,0993569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0.6421801" calcext:value-type="float">
            <text:p>960,6421801</text:p>
          </table:table-cell>
          <table:table-cell office:value-type="float" office:value="15.22119447" calcext:value-type="float">
            <text:p>15,2211944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387.194313" calcext:value-type="float">
            <text:p>7387,194313</text:p>
          </table:table-cell>
          <table:table-cell office:value-type="float" office:value="14.50086338" calcext:value-type="float">
            <text:p>14,500863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2:42:01.283041861</meta:creation-date>
    <dc:date>2017-05-01T23:14:51.526688483</dc:date>
    <meta:editing-duration>PT21M48S</meta:editing-duration>
    <meta:editing-cycles>1</meta:editing-cycles>
    <meta:document-statistic meta:table-count="1" meta:cell-count="258" meta:object-count="0"/>
    <meta:generator>LibreOffice/5.1.6.2$Linux_X86_64 LibreOffice_project/10m0$Build-2</meta:generator>
  </office:meta>
</office:document-meta>
</file>